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6pt" fo:language="en" fo:country="US" fo:font-weight="normal" officeooo:rsid="00196e92" officeooo:paragraph-rsid="00196e92" style:font-size-asian="16pt" style:font-weight-asian="normal" style:font-size-complex="16pt" style:font-weight-complex="normal"/>
    </style:style>
    <style:style style:name="P2" style:family="paragraph" style:parent-style-name="Standard">
      <style:text-properties fo:font-size="16pt" fo:language="en" fo:country="US" fo:font-weight="bold" officeooo:rsid="00196e92" officeooo:paragraph-rsid="00196e92" style:font-size-asian="16pt" style:font-weight-asian="bold" style:font-size-complex="16pt" style:font-weight-complex="bold"/>
    </style:style>
    <style:style style:name="P3" style:family="paragraph" style:parent-style-name="Standard">
      <style:text-properties fo:font-size="16pt" fo:language="en" fo:country="US" fo:font-weight="normal" officeooo:rsid="00196e92" officeooo:paragraph-rsid="00196e92" style:font-size-asian="16pt" style:font-weight-asian="normal" style:font-size-complex="16pt"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ctions, methods and scope</text:p>
      <text:p text:style-name="P2"/>
      <text:h text:style-name="P1" text:outline-level="1">Introduction</text:h>
      <text:p text:style-name="Text_20_body">Functions are a core concept in programming. They are designed to handle specific tasks efficiently while promoting code reuse. They are crucial for improving software projects' maintainability, organization, and overall performance.</text:p>
      <text:h text:style-name="Heading_20_2" text:outline-level="2">What Are Functions?</text:h>
      <text:p text:style-name="Text_20_body">A function is a block of code that takes input, processes it, and returns a result. By using functions, developers can write more efficient code, avoiding repetition. Functions allow you to perform common tasks, like calculations or data transformations, without having to rewrite the same code multiple times. This enables faster development and fewer errors.</text:p>
      <text:h text:style-name="Heading_20_2" text:outline-level="2">Key Benefits of Functions</text:h>
      <text:p text:style-name="Text_20_body">Functions offer several major advantages in programming:</text:p>
      <text:list xml:id="list4075768565" text:style-name="L1">
        <text:list-item>
          <text:p text:style-name="P4">Reusability: The same function can be called multiple times across the program without duplicating code.</text:p>
        </text:list-item>
        <text:list-item>
          <text:p text:style-name="P4">Modularity: By breaking down large tasks into smaller, manageable functions, developers make the code more readable and easier to debug.</text:p>
        </text:list-item>
        <text:list-item>
          <text:p text:style-name="P4">Maintainability: If a function's logic needs to change, it can be updated in one place, and those changes are automatically reflected wherever the function is used.</text:p>
        </text:list-item>
      </text:list>
      <text:h text:style-name="Heading_20_2" text:outline-level="2">Structure of a Function</text:h>
      <text:p text:style-name="Text_20_body">When writing a function, there are several components to keep in mind:</text:p>
      <text:list xml:id="list3276943386" text:style-name="L2">
        <text:list-item>
          <text:p text:style-name="P5">Function declaration: This is the function's name and defines what the function will do. For example, a function to calculate the area of a rectangle might be called <text:span text:style-name="Variable">calculateArea().</text:span></text:p>
        </text:list-item>
        <text:list-item>
          <text:p text:style-name="P5">Parameters: Functions often take input values, known as parameters. In our <text:span text:style-name="Variable">calculateArea()</text:span> example, the parameters might be length and width.</text:p>
        </text:list-item>
        <text:list-item>
          <text:p text:style-name="P5">Function body: This contains the actual code that processes the input. For <text:span text:style-name="Variable">calculateArea()</text:span>, the body would multiply the length and width to compute the area.</text:p>
        </text:list-item>
        <text:list-item>
          <text:p text:style-name="P5">Return value: A function typically returns a result after completing its task. The return value could be stored in a variable or used immediately in the program.</text:p>
        </text:list-item>
      </text:list>
      <text:h text:style-name="Heading_20_2" text:outline-level="2"><text:soft-page-break/>Using Functions in a Program</text:h>
      <text:p text:style-name="Text_20_body">Once a function is written, it must be called within the program to execute its code. For instance, to use the <text:span text:style-name="Variable">calculateTotal()</text:span> function, you would call it like this:</text:p>
      <text:p text:style-name="Text_20_body"><text:span text:style-name="Variable">calculateTotal(items);</text:span></text:p>
      <text:p text:style-name="Text_20_body">Here, items would be the parameters passed into the function. When executed, the function would process the items in a shopping cart and return the total price. Functions also allow for flexibility, as different data can be passed in each time they are called.</text:p>
      <text:h text:style-name="P1" text:outline-level="1">Example 1: Writing a Function to Calculate the Area of a Rectangle</text:h>
      <text:h text:style-name="Heading_20_2" text:outline-level="2">Problem Statement</text:h>
      <text:p text:style-name="Text_20_body">Write a function that calculates the area of a rectangle. The function should accept two input parameters: the length and the width of the rectangle. The program will prompt the user for these values, use the function to compute the area, and then display the result.</text:p>
      <text:h text:style-name="Heading_20_2" text:outline-level="2">Step-by-Step Code Construction</text:h>
      <text:h text:style-name="Heading_20_3" text:outline-level="3">Step 1: Define the Function to Calculate the Rectangle's Area</text:h>
      <text:p text:style-name="Text_20_body">Write a function that takes two parameters, length and width, and returns the area of the rectangle.</text:p>
      <text:p text:style-name="Text_20_body"><text:span text:style-name="Strong_20_Emphasis">Code</text:span>:</text:p>
      <text:p text:style-name="Text_20_body"><text:span text:style-name="Variable">double CalculateRectangleArea(double length, double width) { </text:span>    <text:span text:style-name="Variable">return length * width; }</text:span></text:p>
      <text:p text:style-name="Text_20_body"><text:span text:style-name="Strong_20_Emphasis">Explanation:</text:span></text:p>
      <text:list xml:id="list2009161019" text:style-name="L3">
        <text:list-item>
          <text:p text:style-name="P6">double <text:span text:style-name="Variable">CalculateRectangleArea</text:span>: This line defines a function that returns a double value. The function is named <text:span text:style-name="Variable">CalculateRectangleArea</text:span>. Inside the parentheses, we declare two parameters: <text:span text:style-name="Variable">length</text:span> and <text:span text:style-name="Variable">width</text:span>. These parameters represent the length and width of the rectangle and will be passed into the function when it is called.</text:p>
        </text:list-item>
        <text:list-item>
          <text:p text:style-name="P6"><text:span text:style-name="Variable">return length * width</text:span>: This line returns the product of length and width, which calculates the area of the rectangle.</text:p>
        </text:list-item>
      </text:list>
      <text:h text:style-name="Heading_20_3" text:outline-level="3">Step 2: Call the Rectangle Area Function</text:h>
      <text:p text:style-name="Text_20_body">Prompt the user to input the length and width of the rectangle, call the function <text:span text:style-name="Variable">CalculateRectangleArea</text:span>, and print the area.</text:p>
      <text:p text:style-name="Text_20_body"><text:span text:style-name="Strong_20_Emphasis">Code</text:span>:</text:p>
      <text:p text:style-name="Text_20_body"><text:span text:style-name="Variable">Console.WriteLine("Enter the length of the rectangle:");double length = </text:span><text:soft-page-break/><text:span text:style-name="Variable">Convert.ToDouble(Console.ReadLine());</text:span></text:p>
      <text:p text:style-name="Text_20_body"><text:span text:style-name="Variable">Console.WriteLine("Enter the width of the rectangle:");double width = Convert.ToDouble(Console.ReadLine());</text:span></text:p>
      <text:p text:style-name="Text_20_body"><text:span text:style-name="Variable">double area = CalculateRectangleArea(length, width); Console.WriteLine("The area of the rectangle is: " + area);</text:span></text:p>
      <text:p text:style-name="Text_20_body"><text:span text:style-name="Strong_20_Emphasis">Explanation</text:span>:</text:p>
      <text:list xml:id="list2325730051" text:style-name="L4">
        <text:list-item>
          <text:p text:style-name="P7"><text:span text:style-name="Variable">Convert.ToDouble(Console.ReadLine())</text:span>: This reads the user’s input as a string and converts it to a double, allowing us to perform mathematical calculations.</text:p>
        </text:list-item>
        <text:list-item>
          <text:p text:style-name="P7"><text:span text:style-name="Variable">CalculateRectangleArea(length, width)</text:span>: This calls the <text:span text:style-name="Variable">CalculateRectangleArea</text:span> function with the user’s inputs. The function calculates the area of the rectangle and returns the result.</text:p>
        </text:list-item>
        <text:list-item>
          <text:p text:style-name="P7"><text:span text:style-name="Variable">Console.WriteLine("The area of the rectangle is: " + area)</text:span>: This prints the calculated area to the console.</text:p>
        </text:list-item>
      </text:list>
      <text:h text:style-name="Heading_20_2" text:outline-level="2">Step Statement: Full Code for Rectangle Area Calculation</text:h>
      <text:p text:style-name="Text_20_body">Now that we’ve defined the function and learned how to call it, we can run the full code block for the rectangle area calculation together. This block includes user input, function definition, and output to the console.</text:p>
      <text:h text:style-name="Heading_20_2" text:outline-level="2">Full Code Block: Rectangle Area Function</text:h>
      <text:p text:style-name="Text_20_body">1. Create the function to calculate the area of a rectangle:</text:p>
      <text:p text:style-name="Text_20_body"><text:span text:style-name="Variable">double CalculateRectangleArea(double length, double width) {     return length * width; }</text:span></text:p>
      <text:p text:style-name="Text_20_body">2. Prompt the user to input the length and width:</text:p>
      <text:p text:style-name="Text_20_body"><text:span text:style-name="Variable">Console.WriteLine("Enter the length of the rectangle:"); double length = Convert.ToDouble(Console.ReadLine());</text:span></text:p>
      <text:p text:style-name="Text_20_body"><text:span text:style-name="Variable">Console.WriteLine("Enter the width of the rectangle:"); double width = Convert.ToDouble(Console.ReadLine());</text:span></text:p>
      <text:p text:style-name="Text_20_body">3. Call the function to calculate the area:</text:p>
      <text:p text:style-name="Text_20_body"><text:span text:style-name="Variable">double area = CalculateRectangleArea(length, width);</text:span></text:p>
      <text:p text:style-name="Text_20_body">4. Output the result:</text:p>
      <text:p text:style-name="Text_20_body"><text:span text:style-name="Variable">Console.WriteLine("The area of the rectangle is: " + area);</text:span></text:p>
      <text:p text:style-name="Text_20_body"><text:soft-page-break/></text:p>
      <text:p text:style-name="P3">using System;</text:p>
      <text:p text:style-name="P3"/>
      <text:p text:style-name="P3">class Program</text:p>
      <text:p text:style-name="P3">{</text:p>
      <text:p text:style-name="P3"><text:s text:c="4"/>// Function to calculate the area of a rectangle</text:p>
      <text:p text:style-name="P3"><text:s text:c="4"/>static double CalculateRectangleArea(double length, double width)</text:p>
      <text:p text:style-name="P3"><text:s text:c="4"/>{</text:p>
      <text:p text:style-name="P3"><text:s text:c="8"/>return length * width;</text:p>
      <text:p text:style-name="P3"><text:s text:c="4"/>}</text:p>
      <text:p text:style-name="P3"/>
      <text:p text:style-name="P3"><text:s text:c="4"/>static void Main(string[] args)</text:p>
      <text:p text:style-name="P3"><text:s text:c="4"/>{</text:p>
      <text:p text:style-name="P3"><text:s text:c="8"/>// Prompt the user to input the length and width</text:p>
      <text:p text:style-name="P3"><text:s text:c="8"/>Console.WriteLine("Enter the length of the rectangle:");</text:p>
      <text:p text:style-name="P3"><text:s text:c="8"/>double length = Convert.ToDouble(Console.ReadLine());</text:p>
      <text:p text:style-name="P3"/>
      <text:p text:style-name="P3"><text:s text:c="8"/>Console.WriteLine("Enter the width of the rectangle:");</text:p>
      <text:p text:style-name="P3"><text:s text:c="8"/>double width = Convert.ToDouble(Console.ReadLine());</text:p>
      <text:p text:style-name="P3"/>
      <text:p text:style-name="P3"><text:s text:c="8"/>// Call the function to calculate the area</text:p>
      <text:p text:style-name="P3"><text:s text:c="8"/>double area = CalculateRectangleArea(length, width);</text:p>
      <text:p text:style-name="P3"/>
      <text:p text:style-name="P3"><text:s text:c="8"/>// Output the result</text:p>
      <text:p text:style-name="P3"><text:s text:c="8"/>Console.WriteLine("The area of the rectangle is: " + area);</text:p>
      <text:p text:style-name="P3"><text:s text:c="4"/>}</text:p>
      <text:p text:style-name="P3">}</text:p>
      <text:p text:style-name="P3"/>
      <text:h text:style-name="P1" text:outline-level="1">Example 2: Writing a Function to Calculate the Area of a Triangle</text:h>
      <text:h text:style-name="Heading_20_2" text:outline-level="2">Problem Statement</text:h>
      <text:p text:style-name="Text_20_body">Write a function that calculates the area of a triangle. The function should accept two input parameters: the base and the height of the triangle. The program will prompt the user for these values, use the function to compute the area, and then display the result.</text:p>
      <text:h text:style-name="Heading_20_2" text:outline-level="2"><text:soft-page-break/>Step-by-Step Code Construction</text:h>
      <text:h text:style-name="Heading_20_3" text:outline-level="3">Step 1: Define the Function to Calculate the Triangle's Area</text:h>
      <text:p text:style-name="Text_20_body">Write a function that takes two parameters, baseLength and height, and returns the area of the triangle.</text:p>
      <text:p text:style-name="Text_20_body"><text:span text:style-name="Strong_20_Emphasis">Code</text:span>:</text:p>
      <text:p text:style-name="Text_20_body"><text:span text:style-name="Variable">double CalculateTriangleArea(double baseLength, double height) { </text:span>    <text:span text:style-name="Variable">return 0.5 * baseLength * height; }</text:span></text:p>
      <text:p text:style-name="Text_20_body"><text:span text:style-name="Strong_20_Emphasis">Explanation</text:span>:</text:p>
      <text:list xml:id="list1878816010" text:style-name="L5">
        <text:list-item>
          <text:p text:style-name="P8"><text:span text:style-name="Variable">double CalculateTriangleArea</text:span>: This defines a function that returns a double value. The function is named <text:span text:style-name="Variable">CalculateTriangleArea</text:span>. It accepts two parameters: <text:span text:style-name="Variable">baseLength</text:span> and <text:span text:style-name="Variable">height</text:span>. The function will return the calculated area of the triangle.</text:p>
        </text:list-item>
        <text:list-item>
          <text:p text:style-name="P8"><text:span text:style-name="Variable">return 0.5 * baseLength * height</text:span>: The formula for the area of a triangle is 0.5 * base * height. This line returns the result of the calculation.</text:p>
        </text:list-item>
      </text:list>
      <text:h text:style-name="Heading_20_3" text:outline-level="3">Step 2: Call the Triangle Area Function</text:h>
      <text:p text:style-name="Text_20_body">Prompt the user to input the base and height of the triangle, call the function <text:span text:style-name="Variable">CalculateTriangleArea</text:span>, and print the area.</text:p>
      <text:p text:style-name="Text_20_body"><text:span text:style-name="Strong_20_Emphasis">Code</text:span>:</text:p>
      <text:p text:style-name="Text_20_body"><text:span text:style-name="Variable">Console.WriteLine("Enter the base length of the triangle:");double baseLength = Convert.ToDouble(Console.ReadLine());</text:span></text:p>
      <text:p text:style-name="Text_20_body"><text:span text:style-name="Variable">Console.WriteLine("Enter the height of the triangle:");double height = Convert.ToDouble(Console.ReadLine());</text:span></text:p>
      <text:p text:style-name="Text_20_body"><text:span text:style-name="Variable">double area = CalculateTriangleArea(baseLength, height); Console.WriteLine("The area of the triangle is: " + area);</text:span></text:p>
      <text:p text:style-name="Text_20_body"><text:span text:style-name="Strong_20_Emphasis">Explanation</text:span>:</text:p>
      <text:list xml:id="list2174197670" text:style-name="L6">
        <text:list-item>
          <text:p text:style-name="P9"><text:span text:style-name="Variable">Convert.ToDouble(Console.ReadLine())</text:span>: This reads the user’s input and converts it into a double so it can be used in calculations.</text:p>
        </text:list-item>
        <text:list-item>
          <text:p text:style-name="P9"><text:span text:style-name="Variable">CalculateTriangleArea(baseLength, height)</text:span>: This calls the <text:span text:style-name="Variable">CalculateTriangleArea</text:span> function, passing in the values provided by the user. The function returns the calculated area of the triangle, which is stored in the <text:span text:style-name="Variable">area</text:span> variable.</text:p>
        </text:list-item>
        <text:list-item>
          <text:p text:style-name="P9"><text:span text:style-name="Variable">Console.WriteLine("The area of the triangle is: " + area)</text:span>: This prints the calculated area to the console.</text:p>
        </text:list-item>
      </text:list>
      <text:h text:style-name="Heading_20_3" text:outline-level="3"><text:soft-page-break/>Step Statement: Full Code for Triangle Area Calculation</text:h>
      <text:p text:style-name="Text_20_body">With both the function defined and the logic to call it, here is the full code block that can be run. It includes input prompts, function definition, and output. </text:p>
      <text:h text:style-name="Heading_20_3" text:outline-level="3">Full Code Block: Triangle Area Function</text:h>
      <text:p text:style-name="Text_20_body">1. Create the function to calculate the area of a triangle:</text:p>
      <text:p text:style-name="Text_20_body"><text:span text:style-name="Variable">static double CalculateTriangleArea(double baseLength, double height) { return 0.5 * baseLength * height; }</text:span></text:p>
      <text:p text:style-name="Text_20_body">2. Prompt the user to input the base and height:</text:p>
      <text:p text:style-name="Text_20_body"><text:span text:style-name="Variable">Console.WriteLine("Enter the base length of the triangle:"); double baseLength = Convert.ToDouble(Console.ReadLine());</text:span></text:p>
      <text:p text:style-name="Text_20_body"><text:span text:style-name="Variable">Console.WriteLine("Enter the height of the triangle:"); double height = Convert.ToDouble(Console.ReadLine());</text:span></text:p>
      <text:p text:style-name="Text_20_body">3. Call the function to calculate the area:</text:p>
      <text:p text:style-name="Text_20_body"><text:span text:style-name="Variable">double area = CalculateTriangleArea(baseLength, height);</text:span></text:p>
      <text:p text:style-name="Text_20_body">4. Output the result:</text:p>
      <text:p text:style-name="Text_20_body"><text:span text:style-name="Variable">Console.WriteLine("The area of the triangle is: " + area);</text:span> </text:p>
      <text:p text:style-name="P3">using System;</text:p>
      <text:p text:style-name="P3">public class Program</text:p>
      <text:p text:style-name="P3">{</text:p>
      <text:p text:style-name="P3"><text:s text:c="4"/>// Function to calculate the area of a triangle</text:p>
      <text:p text:style-name="P3"><text:s text:c="4"/>static double CalculateTriangleArea(double baseLength, double height)</text:p>
      <text:p text:style-name="P3"><text:s text:c="4"/>{</text:p>
      <text:p text:style-name="P3"><text:s text:c="8"/>return 0.5 * baseLength * height;</text:p>
      <text:p text:style-name="P3"><text:s text:c="4"/>}</text:p>
      <text:p text:style-name="P3"><text:s text:c="4"/>public static void Main()</text:p>
      <text:p text:style-name="P3"><text:s text:c="4"/>{</text:p>
      <text:p text:style-name="P3"><text:s text:c="8"/>// Prompt the user to input the base length</text:p>
      <text:p text:style-name="P3"><text:s text:c="8"/>Console.WriteLine("Enter the base length of the triangle:");</text:p>
      <text:p text:style-name="P3"><text:s text:c="8"/>double baseLength = Convert.ToDouble(Console.ReadLine());</text:p>
      <text:p text:style-name="P3"><text:s text:c="8"/>// Prompt the user to input the height</text:p>
      <text:p text:style-name="P3"><text:s text:c="8"/>Console.WriteLine("Enter the height of the triangle:");</text:p>
      <text:p text:style-name="P3"><text:s text:c="8"/>double height = Convert.ToDouble(Console.ReadLine());</text:p>
      <text:p text:style-name="P3"><text:s text:c="8"/>// Call the function to calculate the area</text:p>
      <text:p text:style-name="P3"><text:soft-page-break/><text:s text:c="8"/>double area = CalculateTriangleArea(baseLength, height);</text:p>
      <text:p text:style-name="P3"><text:s text:c="8"/>// Output the result</text:p>
      <text:p text:style-name="P3"><text:s text:c="8"/>Console.WriteLine("The area of the triangle is: " + area);</text:p>
      <text:p text:style-name="P3"><text:s text:c="4"/>}</text:p>
      <text:p text:style-name="P3">}</text:p>
      <text:p text:style-name="P3"/>
      <text:h text:style-name="P1" text:outline-level="1">Methods in C#</text:h>
      <text:h text:style-name="Heading_20_1" text:outline-level="1">Introduction</text:h>
      <text:p text:style-name="Text_20_body">Methods in C# are reusable blocks of code tied to a class, allowing developers to organize tasks. In object-oriented programming (OOP), they play a key role by enabling interaction with data and behaviors within objects.</text:p>
      <text:h text:style-name="Heading_20_2" text:outline-level="2">Definition of Methods</text:h>
      <text:p text:style-name="Text_20_body">Methods are similar to functions but are distinct in their relationship with objects. While a function can exist independently, a method is always part of a class and can access and modify the class’s data. This makes methods integral to OOP, where they are used to define the behavior of objects.</text:p>
      <text:p text:style-name="Text_20_body">For example, a <text:span text:style-name="Variable">Product</text:span> class method could handle updating that product's inventory count. Functions, by contrast, are more general-purpose and aren’t bound to objects or classes.</text:p>
      <text:h text:style-name="Heading_20_2" text:outline-level="2">Syntax of Methods</text:h>
      <text:p text:style-name="Text_20_body">Writing methods in C# involves several key components. These elements are used to declare and define what the method will do, its accessibility, and what data it works with.</text:p>
      <text:list xml:id="list3903999628" text:style-name="L7">
        <text:list-item>
          <text:p text:style-name="P10">Access modifiers: Determine method visibility. Examples include:</text:p>
          <text:list>
            <text:list-item>
              <text:p text:style-name="P10">public: Accessible from other classes.</text:p>
            </text:list-item>
            <text:list-item>
              <text:p text:style-name="P10">private: Only accessible within the defined class.</text:p>
            </text:list-item>
          </text:list>
        </text:list-item>
        <text:list-item>
          <text:p text:style-name="P10">Return type: Defines the type of data the method returns. If a method doesn’t return anything, the return type is void.</text:p>
        </text:list-item>
        <text:list-item>
          <text:p text:style-name="P10">Method name: A descriptive identifier for the method. Good practice suggests that method names reflect their purpose (e.g., <text:span text:style-name="Variable">AddNumbers</text:span>, <text:span text:style-name="Variable">CalculateDiscount</text:span>).</text:p>
        </text:list-item>
        <text:list-item>
          <text:p text:style-name="P10">Parameters: Variables passed into the method to provide input data, enclosed in parentheses after the method name. Multiple parameters are separated by commas (e.g., <text:span text:style-name="Variable">int a</text:span>, <text:span text:style-name="Variable">int b</text:span>).</text:p>
        </text:list-item>
        <text:list-item>
          <text:p text:style-name="P10">Method body: The code block that performs the desired task. Here’s a basic structure of a <text:soft-page-break/>method in C#:</text:p>
        </text:list-item>
      </text:list>
      <text:p text:style-name="Text_20_body"><text:span text:style-name="Variable">public int AddNumbers(int a, int b) { </text:span>   <text:span text:style-name="Variable">return a + b; }</text:span></text:p>
      <text:p text:style-name="Text_20_body">The method above adds two numbers and returns the result as an integer.</text:p>
      <text:h text:style-name="Heading_20_2" text:outline-level="2">Common Use Cases</text:h>
      <text:p text:style-name="Text_20_body">Methods provide a way to encapsulate and simplify repetitive tasks in C# programming. Some of the most common uses include:</text:p>
      <text:h text:style-name="Heading_20_2" text:outline-level="2">Performing Calculations</text:h>
      <text:p text:style-name="Text_20_body">Methods are often employed to execute repeated mathematical operations, such as adding or subtracting values or calculating averages. Placing the logic inside a method allows you to reuse the same operation across different parts of your code.</text:p>
      <text:h text:style-name="Heading_20_3" text:outline-level="3">Example</text:h>
      <text:p text:style-name="Text_20_body"><text:span text:style-name="Variable">public int Add(int a, int b) { </text:span>   <text:span text:style-name="Variable">return a + b; }</text:span></text:p>
      <text:h text:style-name="Heading_20_2" text:outline-level="2">Handling Events</text:h>
      <text:p text:style-name="Text_20_body">Methods are crucial for building interactive applications. They can respond to user actions, such as mouse clicks or key presses, making your application responsive.</text:p>
      <text:h text:style-name="Heading_20_3" text:outline-level="3">Example</text:h>
      <text:p text:style-name="Text_20_body"><text:span text:style-name="Variable">private void Button_Click(object sender, EventArgs e) { </text:span>   <text:span text:style-name="Variable">Console.WriteLine("Button clicked"); }</text:span></text:p>
      <text:h text:style-name="Heading_20_2" text:outline-level="2">Manipulating Data</text:h>
      <text:p text:style-name="Text_20_body">Developers frequently use data-processing methods, like sorting arrays or modifying collections. Methods help ensure that these operations are executed consistently and efficiently.</text:p>
      <text:h text:style-name="Heading_20_3" text:outline-level="3">Example</text:h>
      <text:p text:style-name="Text_20_body"><text:span text:style-name="Variable">public List&lt;int&gt; SortList(List&lt;int&gt; numbers) { </text:span>   <text:span text:style-name="Variable">numbers.Sort(); </text:span>   <text:span text:style-name="Variable">return numbers; }</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6T07:49:54.516000000</dc:date>
    <meta:editing-duration>PT26M</meta:editing-duration>
    <meta:editing-cycles>2</meta:editing-cycles>
    <meta:generator>LibreOffice/7.3.4.2$Windows_X86_64 LibreOffice_project/728fec16bd5f605073805c3c9e7c4212a0120dc5</meta:generator>
    <meta:document-statistic meta:table-count="0" meta:image-count="0" meta:object-count="0" meta:page-count="8" meta:paragraph-count="160" meta:word-count="1846" meta:character-count="12582" meta:non-whitespace-character-count="10667"/>
  </office:meta>
</office:document-meta>
</file>